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36eaf" officeooo:paragraph-rsid="00036eaf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Liberation Sans" fo:font-size="16pt" fo:font-weight="bold" officeooo:rsid="00036eaf" officeooo:paragraph-rsid="00036eaf" style:font-size-asian="16pt" style:font-weight-asian="bold" style:font-size-complex="16pt" style:font-weight-complex="bold"/>
    </style:style>
    <style:style style:name="T1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xique</text:p>
      <text:p text:style-name="P1"/>
      <text:p text:style-name="P1"><text:span text:style-name="T1">au-delà</text:span> : ce qui est au-dessu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0:23:51.569000000</meta:creation-date>
    <dc:date>2024-09-06T10:24:40.864000000</dc:date>
    <meta:editing-duration>PT51S</meta:editing-duration>
    <meta:editing-cycles>1</meta:editing-cycles>
    <meta:document-statistic meta:table-count="0" meta:image-count="0" meta:object-count="0" meta:page-count="1" meta:paragraph-count="2" meta:word-count="7" meta:character-count="37" meta:non-whitespace-character-count="32"/>
    <meta:generator>LibreOffice/7.4.3.2$Windows_X86_64 LibreOffice_project/1048a8393ae2eeec98dff31b5c133c5f1d08b890</meta:generator>
  </office:meta>
</office:document-meta>
</file>